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447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###############################################################################</text:p>
      <text:p text:style-name="Preformatted_20_Text"># <text:s text:c="77"/>#</text:p>
      <text:p text:style-name="Preformatted_20_Text"># <text:s text:c="9"/>/$$$$$$ <text:s/>/$$$$$$$ <text:s/>/$$ <text:s text:c="5"/>/$$ <text:s/>/$$$$$$ <text:s/>/$$$$$$$$\ <text:s text:c="15"/>#</text:p>
      <text:p text:style-name="Preformatted_20_Text"># <text:s text:c="9"/>/$$__ <text:s/>$$| $$__ <text:s/>$$| $$$ <text:s text:c="3"/>/$$$ /$$__ <text:s/>$$|__ <text:s/>$$__/ <text:s text:c="15"/>#</text:p>
      <text:p text:style-name="Preformatted_20_Text"># <text:s text:c="9"/>| $$ <text:s/>\ $$| $$ <text:s/>\ $$| $$$$ <text:s/>/$$$$| $$ <text:s/>\ $$ <text:s text:c="2"/>| $$ <text:s text:c="17"/>#</text:p>
      <text:p text:style-name="Preformatted_20_Text"># <text:s text:c="9"/>| $$$$$$$$| $$ <text:s/>| $$| $$ $$/$$ $$| $$$$$$$$ <text:s text:c="2"/>| $$ <text:s text:c="17"/>#</text:p>
      <text:p text:style-name="Preformatted_20_Text"># <text:s text:c="9"/>| $$__ <text:s/>$$| $$ <text:s/>| $$| $$ <text:s/>$$$| $$| $$__ <text:s/>$$ <text:s text:c="2"/>| $$ <text:s text:c="17"/>#</text:p>
      <text:p text:style-name="Preformatted_20_Text"># <text:s text:c="9"/>| $$ <text:s/>| $$| $$ <text:s/>| $$| $$\ <text:s/>$ | $$| $$ <text:s/>| $$ <text:s text:c="2"/>| $$ <text:s text:c="17"/>#</text:p>
      <text:p text:style-name="Preformatted_20_Text"># <text:s text:c="9"/>| $$ <text:s/>| $$| $$$$$$$/| $$ \/ <text:s/>| $$| $$ <text:s/>| $$ <text:s text:c="2"/>| $$ <text:s text:c="17"/>#</text:p>
      <text:p text:style-name="Preformatted_20_Text"># <text:s text:c="9"/>|__/ <text:s/>|__/|_______/ |__/ <text:s text:c="4"/>|__/|__/ <text:s/>|__/ <text:s text:c="2"/>|__/ <text:s text:c="17"/># <text:s text:c="18"/></text:p>
      <text:p text:style-name="Preformatted_20_Text"># <text:s text:c="77"/>#</text:p>
      <text:p text:style-name="Preformatted_20_Text">#==============================================================================#</text:p>
      <text:p text:style-name="Preformatted_20_Text"># <text:s text:c="77"/>#</text:p>
      <text:p text:style-name="P1"># <text:s text:c="2"/>→ <text:s/>Nombre total : 89 <text:s text:c="17"/>→ Pourcentage gagnant : 75% <text:s text:c="5"/></text:p>
      <text:p text:style-name="Preformatted_20_Text"># <text:s text:c="77"/>#</text:p>
      <text:p text:style-name="P1"># <text:s text:c="2"/>→ Nombre gagnant : 67 <text:s text:c="16"/>→ Pourcentage sortie : 20601 <text:s text:c="6"/></text:p>
      <text:p text:style-name="Preformatted_20_Text"># <text:s text:c="77"/>#</text:p>
      <text:p text:style-name="P1"># <text:s text:c="2"/>→ Nombre perdant : 22 <text:s text:c="16"/>→ Gains cumulés : 113.17% <text:s text:c="11"/></text:p>
      <text:p text:style-name="Preformatted_20_Text"># <text:s text:c="77"/>#</text:p>
      <text:p text:style-name="P1"># <text:s text:c="2"/>→ Nombre de points : 1833571 <text:s text:c="9"/>→ Moyenne gains : 1.27% <text:s/></text:p>
      <text:p text:style-name="Preformatted_20_Text"># <text:s text:c="77"/>#</text:p>
      <text:p text:style-name="P1"># <text:s text:c="2"/>→ Plus gros gain : 12.59% <text:s text:c="12"/>→ Plus grosse perte : -14.28% <text:s/></text:p>
      <text:p text:style-name="Preformatted_20_Text"># <text:s text:c="77"/>#</text:p>
      <text:p text:style-name="P1"># <text:s text:c="2"/>→ Capital depart : 10000€ <text:s text:c="12"/>→ Capital final : 21317.0€ <text:s text:c="10"/></text:p>
      <text:p text:style-name="Preformatted_20_Text"># <text:s text:c="77"/>#</text:p>
      <text:p text:style-name="P1"># <text:s text:c="2"/>→ Moysortie Jour : 0.39 <text:s text:c="14"/>→ Moysortie Mois : 11.65 <text:s text:c="9"/></text:p>
      <text:p text:style-name="Preformatted_20_Text"># <text:s text:c="77"/>#</text:p>
      <text:p text:style-name="P1"># <text:s text:c="2"/>→ Moygains Mois : 14.8% <text:s text:c="14"/>→ Tobjectif Moyen : 53.42</text:p>
      <text:p text:style-name="Preformatted_20_Text"># <text:s text:c="77"/>#</text:p>
      <text:p text:style-name="P1"># <text:s text:c="2"/>→ Moygains Mois TTC : 12.47% <text:s text:c="9"/>→ GAS FEE : 0.1% <text:s text:c="8"/></text:p>
      <text:p text:style-name="Preformatted_20_Text"># <text:s text:c="77"/>#</text:p>
      <text:p text:style-name="Preformatted_20_Text">#==============================================================================#</text:p>
      <text:p text:style-name="Preformatted_20_Text"># <text:s text:c="26"/>1 day - Objectif à 50% sans indicateurs <text:s text:c="3"/></text:p>
      <text:p text:style-name="Preformatted_20_Text"># <text:s text:c="77"/>#</text:p>
      <text:p text:style-name="P1"># <text:s text:c="2"/>→ Objectif 25% : 94% <text:s text:c="13"/>→ Objectif 50% : 75% <text:s text:c="9"/></text:p>
      <text:p text:style-name="Preformatted_20_Text"># <text:s text:c="77"/>#</text:p>
      <text:p text:style-name="P1"># <text:s text:c="2"/>→ Objectif 75% : 56% <text:s text:c="13"/>→ Objectif 100% : 37%</text:p>
      <text:p text:style-name="Preformatted_20_Text"># <text:s text:c="77"/>#</text:p>
      <text:p text:style-name="P1"># <text:s text:c="2"/>→ Objectif NULL : 3% <text:s text:c="12"/></text:p>
      <text:p text:style-name="Preformatted_20_Text"># <text:s text:c="77"/>#</text:p>
      <text:p text:style-name="Preformatted_20_Text"># <text:s text:c="77"/>#</text:p>
      <text:p text:style-name="Preformatted_20_Text"># <text:s text:c="77"/>#</text:p>
      <text:p text:style-name="Preformatted_20_Text"># <text:s text:c="77"/>#</text:p>
      <text:p text:style-name="Preformatted_20_Text"># <text:s text:c="77"/>#</text:p>
      <text:p text:style-name="Preformatted_20_Text"># <text:s text:c="77"/>#</text:p>
      <text:p text:style-name="Preformatted_20_Text"># <text:s text:c="77"/>#</text:p>
      <text:p text:style-name="Preformatted_20_Text"># <text:s text:c="77"/>#</text:p>
      <text:p text:style-name="Preformatted_20_Text"># <text:s text:c="77"/>#</text:p>
      <text:p text:style-name="Preformatted_20_Text"># <text:s text:c="77"/>#</text:p>
      <text:p text:style-name="Preformatted_20_Text"># <text:s text:c="77"/>#</text:p>
      <text:p text:style-name="Preformatted_20_Text"># <text:s text:c="77"/>#</text:p>
      <text:p text:style-name="Preformatted_20_Text"># <text:s text:c="77"/>#</text:p>
      <text:p text:style-name="Preformatted_20_Text"># <text:s text:c="77"/>#</text:p>
      <text:p text:style-name="Preformatted_20_Text"># <text:s text:c="77"/>#</text:p>
      <text:p text:style-name="Preformatted_20_Text"># <text:s text:c="77"/>#</text:p>
      <text:p text:style-name="Preformatted_20_Text"># <text:s text:c="77"/>#</text:p>
      <text:p text:style-name="Preformatted_20_Text"># <text:s text:c="77"/>#</text:p>
      <text:p text:style-name="Preformatted_20_Text"># <text:s text:c="77"/>#</text:p>
      <text:p text:style-name="Preformatted_20_Text"># <text:s text:c="77"/>#</text:p>
      <text:p text:style-name="Preformatted_20_Text"># <text:s text:c="77"/>#</text:p>
      <text:p text:style-name="Preformatted_20_Text"># <text:s text:c="77"/>#</text:p>
      <text:p text:style-name="Preformatted_20_Text"># <text:s text:c="77"/>#</text:p>
      <text:p text:style-name="Preformatted_20_Text"># <text:s text:c="77"/>#</text:p>
      <text:p text:style-name="Preformatted_20_Text">################################################################################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2-10-27T09:07:37.243783724</meta:print-date>
    <dc:date>2022-10-27T09:08:49.767008882</dc:date>
    <meta:editing-duration>PT2M56S</meta:editing-duration>
    <meta:editing-cycles>1</meta:editing-cycles>
    <meta:document-statistic meta:table-count="0" meta:image-count="0" meta:object-count="0" meta:page-count="1" meta:paragraph-count="64" meta:word-count="327" meta:character-count="4994" meta:non-whitespace-character-count="1173"/>
    <meta:generator>LibreOffice/7.3.6.2$Linux_X86_64 LibreOffice_project/30$Build-2</meta:generator>
  </office:meta>
</office:document-meta>
</file>